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DejaVu Sans" svg:font-family="'DejaVu Sans'" style:font-adornments="Regular" style:font-family-generic="swiss"/>
    <style:font-face style:name="Courier 10 Pitch" svg:font-family="'Courier 10 Pitch'" style:font-pitch="fixed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BC_3a_paragraph_3a_first">
      <style:text-properties officeooo:rsid="001e0f9e" officeooo:paragraph-rsid="001e0f9e"/>
    </style:style>
    <style:style style:name="P2" style:family="paragraph" style:parent-style-name="SBC_3a_paragraph_3a_first">
      <style:text-properties officeooo:paragraph-rsid="001e0f9e"/>
    </style:style>
    <style:style style:name="P3" style:family="paragraph" style:parent-style-name="SBC_3a_paragraph_3a_first">
      <style:text-properties fo:font-weight="normal" officeooo:rsid="001f06b6" officeooo:paragraph-rsid="001f06b6" style:font-weight-asian="normal" style:font-weight-complex="normal"/>
    </style:style>
    <style:style style:name="P4" style:family="paragraph" style:parent-style-name="SBC_3a_paragraph_3a_first">
      <style:text-properties officeooo:rsid="00200080" officeooo:paragraph-rsid="00200080"/>
    </style:style>
    <style:style style:name="P5" style:family="paragraph" style:parent-style-name="SBC_3a_paragraph_3a_first">
      <style:text-properties officeooo:rsid="0023977b" officeooo:paragraph-rsid="0023977b"/>
    </style:style>
    <style:style style:name="P6" style:family="paragraph" style:parent-style-name="SBC_3a_paragraph_3a_first">
      <style:text-properties officeooo:rsid="002564d5" officeooo:paragraph-rsid="002564d5"/>
    </style:style>
    <style:style style:name="P7" style:family="paragraph" style:parent-style-name="SBC_3a_paragraph_3a_first">
      <style:text-properties officeooo:rsid="0025b1f0" officeooo:paragraph-rsid="0025b1f0"/>
    </style:style>
    <style:style style:name="P8" style:family="paragraph" style:parent-style-name="SBC_3a_paragraph_3a_first">
      <style:text-properties officeooo:paragraph-rsid="00200080"/>
    </style:style>
    <style:style style:name="P9" style:family="paragraph" style:parent-style-name="SBC_3a_author_28_s_29_">
      <style:text-properties officeooo:paragraph-rsid="001e0f9e"/>
    </style:style>
    <style:style style:name="P10" style:family="paragraph" style:parent-style-name="SBC_3a_address">
      <style:text-properties officeooo:rsid="001e0f9e" officeooo:paragraph-rsid="001e0f9e"/>
    </style:style>
    <style:style style:name="P11" style:family="paragraph" style:parent-style-name="SBC_3a_paragraph">
      <style:text-properties officeooo:rsid="001e0f9e" officeooo:paragraph-rsid="001e0f9e"/>
    </style:style>
    <style:style style:name="P12" style:family="paragraph" style:parent-style-name="SBC_3a_paragraph">
      <style:text-properties fo:font-weight="normal" officeooo:rsid="001f06b6" officeooo:paragraph-rsid="001f06b6" style:font-weight-asian="normal" style:font-weight-complex="normal"/>
    </style:style>
    <style:style style:name="P13" style:family="paragraph" style:parent-style-name="SBC_3a_paragraph">
      <style:text-properties officeooo:rsid="00200080" officeooo:paragraph-rsid="00200080"/>
    </style:style>
    <style:style style:name="P14" style:family="paragraph" style:parent-style-name="SBC_3a_paragraph">
      <style:text-properties officeooo:rsid="0025b1f0" officeooo:paragraph-rsid="0025b1f0"/>
    </style:style>
    <style:style style:name="P15" style:family="paragraph" style:parent-style-name="SBC_3a_paragraph">
      <style:paragraph-properties fo:margin-left="0cm" fo:margin-right="0cm" fo:text-indent="0cm" style:auto-text-indent="false"/>
      <style:text-properties fo:font-weight="normal" officeooo:rsid="001f06b6" officeooo:paragraph-rsid="001f06b6" style:font-weight-asian="normal" style:font-weight-complex="normal"/>
    </style:style>
    <style:style style:name="P16" style:family="paragraph" style:parent-style-name="SBC_3a_institution">
      <style:text-properties officeooo:paragraph-rsid="001e0f9e"/>
    </style:style>
    <style:style style:name="P17" style:family="paragraph" style:parent-style-name="SBC_3a_email">
      <style:text-properties officeooo:paragraph-rsid="0025adf4"/>
    </style:style>
    <style:style style:name="P18" style:family="paragraph" style:parent-style-name="SBC_3a_title" style:master-page-name="Standard">
      <style:paragraph-properties style:page-number="auto"/>
      <style:text-properties officeooo:rsid="001e0f9e" officeooo:paragraph-rsid="001e0f9e"/>
    </style:style>
    <style:style style:name="P19" style:family="paragraph" style:parent-style-name="SBC_3a_title_3a_1">
      <style:text-properties officeooo:rsid="001e0f9e" officeooo:paragraph-rsid="001e0f9e"/>
    </style:style>
    <style:style style:name="P20" style:family="paragraph" style:parent-style-name="SBC_3a_title_3a_1">
      <style:text-properties officeooo:rsid="0023977b" officeooo:paragraph-rsid="0023977b"/>
    </style:style>
    <style:style style:name="P21" style:family="paragraph" style:parent-style-name="SBC_3a_title_3a_1">
      <style:text-properties officeooo:rsid="001f06b6" officeooo:paragraph-rsid="001f06b6"/>
    </style:style>
    <style:style style:name="P22" style:family="paragraph" style:parent-style-name="SBC_3a_title_3a_1">
      <style:text-properties officeooo:rsid="0025b1f0" officeooo:paragraph-rsid="0025b1f0"/>
    </style:style>
    <style:style style:name="P23" style:family="paragraph" style:parent-style-name="SBC_3a_title_3a_2">
      <style:text-properties officeooo:rsid="002564d5" officeooo:paragraph-rsid="002564d5"/>
    </style:style>
    <style:style style:name="P24" style:family="paragraph" style:parent-style-name="SBC_3a_title_3a_2">
      <style:text-properties officeooo:paragraph-rsid="00200080"/>
    </style:style>
    <style:style style:name="P25" style:family="paragraph" style:parent-style-name="SBC_3a_title_3a_2">
      <style:text-properties officeooo:rsid="00200080" officeooo:paragraph-rsid="00200080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e0f9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71845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00080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e0f9e" style:font-style-asian="italic" style:font-weight-asian="bold" style:font-style-complex="italic" style:font-weight-complex="bold"/>
    </style:style>
    <style:style style:name="T9" style:family="text">
      <style:text-properties fo:font-style="italic" fo:font-weight="normal" officeooo:rsid="00271845" style:font-style-asian="italic" style:font-weight-asian="normal" style:font-style-complex="italic" style:font-weight-complex="normal"/>
    </style:style>
    <style:style style:name="T10" style:family="text">
      <style:text-properties officeooo:rsid="001e0f9e"/>
    </style:style>
    <style:style style:name="T11" style:family="text">
      <style:text-properties style:text-position="0% 100%"/>
    </style:style>
    <style:style style:name="T12" style:family="text">
      <style:text-properties style:text-position="0% 100%" officeooo:rsid="001e0f9e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200080" style:font-style-asian="normal" style:font-style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200080" style:font-style-asian="normal" style:font-weight-asian="bold" style:font-style-complex="normal" style:font-weight-complex="bold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71845" style:font-style-asian="normal" style:font-weight-asian="normal" style:font-style-complex="normal" style:font-weight-complex="normal"/>
    </style:style>
    <style:style style:name="T19" style:family="text">
      <style:text-properties fo:color="#009900" style:font-name="Courier 10 Pitch" fo:font-size="12pt" fo:font-style="normal" style:font-size-asian="12pt" style:font-style-asian="normal" style:font-size-complex="12pt" style:font-style-complex="normal"/>
    </style:style>
    <style:style style:name="T20" style:family="text">
      <style:text-properties fo:color="#009900" style:font-name="Courier 10 Pitch" fo:font-weight="bold" officeooo:rsid="001e0f9e" style:font-weight-asian="bold" style:font-weight-complex="bold"/>
    </style:style>
    <style:style style:name="T21" style:family="text">
      <style:text-properties fo:color="#000000" style:font-name="Times2" fo:font-size="12pt" fo:font-style="normal" style:font-size-asian="12pt" style:font-style-asian="normal" style:font-size-complex="12pt" style:font-style-complex="normal"/>
    </style:style>
    <style:style style:name="T22" style:family="text">
      <style:text-properties style:font-name="DejaVu Sans" style:font-name-asian="DejaVu Sans" style:font-name-complex="DejaVu Sans"/>
    </style:style>
    <style:style style:name="T23" style:family="text">
      <style:text-properties style:font-name="DejaVu Sans" fo:font-style="normal" style:font-name-asian="DejaVu Sans" style:font-style-asian="normal" style:font-name-complex="DejaVu Sans" style:font-style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271845" style:font-weight-asian="normal" style:font-weight-complex="normal"/>
    </style:style>
    <style:style style:name="T26" style:family="text">
      <style:text-properties officeooo:rsid="0025adf4"/>
    </style:style>
    <style:style style:name="T27" style:family="text">
      <style:text-properties officeooo:rsid="00271845"/>
    </style:style>
    <style:style style:name="T28" style:family="text">
      <style:text-properties fo:color="#00cc00" fo:font-style="normal" fo:font-weight="normal" officeooo:rsid="00271845" style:font-style-asian="normal" style:font-weight-asian="normal" style:font-style-complex="normal" style:font-weight-complex="normal"/>
    </style:style>
    <style:style style:name="T29" style:family="text">
      <style:text-properties fo:color="#00cc00" style:font-name="Courier 10 Pitch" fo:font-style="normal" fo:font-weight="normal" officeooo:rsid="00271845" style:font-style-asian="normal" style:font-weight-asian="normal" style:font-style-complex="normal" style:font-weight-complex="normal"/>
    </style:style>
    <style:style style:name="T30" style:family="text">
      <style:text-properties fo:color="#00cc00" style:font-name="Courier 10 Pitch" fo:font-style="normal" fo:font-weight="bold" officeooo:rsid="00271845" style:font-style-asian="normal" style:font-weight-asian="bold" style:font-style-complex="normal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README - Labirinto</text:p>
      <text:p text:style-name="P9"><text:span text:style-name="T10">Jefferson A. Coppini</text:span><text:span text:style-name="T2">1</text:span><text:span text:style-name="T12">,</text:span><text:span text:style-name="T2"> <text:s/></text:span><text:span text:style-name="T10">Jonathan T. Rauber</text:span><text:span text:style-name="T1">1</text:span></text:p>
      <text:p text:style-name="P16"><text:span text:style-name="T1">1</text:span><text:span text:style-name="T12">Ciência da Computação - Universidade Federal da Fronteira Sul (UFFS)</text:span></text:p>
      <text:p text:style-name="P10"><text:span text:style-name="T12">C</text:span><text:span text:style-name="T11">aixa Postal 181 - <text:s/>- Chapecó – SC - Brasil</text:span></text:p>
      <text:p text:style-name="P17"><text:span text:style-name="T10">jeffecoppini1</text:span>@<text:span text:style-name="T10">gmail.com</text:span>, <text:span text:style-name="T10">jonathan.rauber@uffs.edu.br</text:span></text:p>
      <text:h text:style-name="P19" text:outline-level="1">Orientações de Compilação e Execução</text:h>
      <text:p text:style-name="P1">Para compilar o programa e executar basta acessar a pasta do programa e digitar no terminal o comando <text:span text:style-name="T19">make</text:span><text:span text:style-name="T21">.</text:span></text:p>
      <text:p text:style-name="P11"><text:span text:style-name="T21">Para limpar os arquivos objeto (extensão .o) e executáveis gerados, basta executar o comando </text:span><text:span text:style-name="T19">make clean</text:span><text:span text:style-name="T21">.</text:span></text:p>
      <text:h text:style-name="P19" text:outline-level="1">Para alterar a taxa de atualização de quadros por segundo (FPS)</text:h>
      <text:p text:style-name="P2"><text:span text:style-name="T10">Deve-se mudar o valor da constante </text:span><text:span text:style-name="T20">FPS</text:span><text:span text:style-name="T10"> no arquivo </text:span><text:span text:style-name="T8">defs.h</text:span><text:span text:style-name="T10">. O valor padrão é 30 FPS (30 frames por segundo). Isto corresponde à 33ms (1000ms/30fps).</text:span></text:p>
      <text:p text:style-name="P11">Por exemplo, caso queira executar à uma taxa de atualização de 20ms, basta definir a constante FPS em 50. <text:span text:style-name="T4">Importante: </text:span><text:span text:style-name="T25">após alterar o arquivo </text:span><text:span text:style-name="T9">defs.h</text:span><text:span text:style-name="T18">, deve-se executar primeiro o comando </text:span><text:span text:style-name="T30">make clean</text:span><text:span text:style-name="T18"> para somente depois executar o comando </text:span><text:span text:style-name="T30">make</text:span><text:span text:style-name="T18">.</text:span></text:p>
      <text:h text:style-name="P20" text:outline-level="1">Sair do menu e iniciar o labirinto</text:h>
      <text:p text:style-name="P5">Para sair do menu <text:span text:style-name="T26">inicial </text:span>e liberar as ações do labirinto, basta teclar <text:span text:style-name="T3">Enter</text:span><text:span text:style-name="T24"> ou clicar com o </text:span><text:span text:style-name="T3">botão esquerdo</text:span><text:span text:style-name="T24"> do mouse no programa.</text:span></text:p>
      <text:h text:style-name="P21" text:outline-level="1">Para movimentar o robô</text:h>
      <text:p text:style-name="P3">As teclas direcionais UP (<text:span text:style-name="T22">↑</text:span>) e DOWN (<text:span text:style-name="T22">↓</text:span>) movimentam o robô para frente e para trás, respectivamente.</text:p>
      <text:p text:style-name="P12">As teclas direcionais LEFT (<text:span text:style-name="T22">←</text:span>) e RIGHT (<text:span text:style-name="T22">→</text:span>) mudam a direção de movimento do robô.</text:p>
      <text:h text:style-name="P21" text:outline-level="1">Atalhos de teclado</text:h>
      <text:h text:style-name="P23" text:outline-level="2">Tecla H: menu de ajuda</text:h>
      <text:p text:style-name="P6">Em qualquer momento da execução do programa, o usuário pode teclar H que será aberto uma janela de instruções.</text:p>
      <text:h text:style-name="P24" text:outline-level="2"><text:soft-page-break/><text:span text:style-name="T3">Tecla M: altera o </text:span><text:span text:style-name="T7">Modo de Ação</text:span><text:span text:style-name="T17"> </text:span></text:h>
      <text:p text:style-name="SBC_3a_paragraph_3a_first"><text:span text:style-name="T17">Modos existentes: </text:span><text:span text:style-name="T16">manual</text:span><text:span text:style-name="T15"> e </text:span><text:span text:style-name="T16">automático</text:span><text:span text:style-name="T15">.</text:span></text:p>
      <text:p text:style-name="P15"><text:span text:style-name="T13"><text:tab/>No modo </text:span><text:span text:style-name="T16">MANUAL</text:span><text:span text:style-name="T13">, o usuário controla o robô pelo labirinto utilizando as teclas direcionais do teclado (</text:span><text:span text:style-name="T23">↑</text:span><text:span text:style-name="T13">, </text:span><text:span text:style-name="T23">↓</text:span><text:span text:style-name="T13">, </text:span><text:span text:style-name="T23">←</text:span><text:span text:style-name="T13">, </text:span><text:span text:style-name="T23">→</text:span><text:span text:style-name="T13">).</text:span></text:p>
      <text:p text:style-name="P12"><text:span text:style-name="T13">No modo </text:span><text:span text:style-name="T16">AUTOMÁTICO</text:span><text:span text:style-name="T13">, o usuário observa as decisões do <text:s/></text:span><text:span text:style-name="T14">próprio </text:span><text:span text:style-name="T13">robô </text:span><text:span text:style-name="T14">tentando</text:span><text:span text:style-name="T13"> sair do labirinto.</text:span></text:p>
      <text:h text:style-name="P25" text:outline-level="2">Tecla C: altera a Câmera</text:h>
      <text:p text:style-name="P4">Existem duas câmeras disponíveis: <text:span text:style-name="T3">panorâmica</text:span> e <text:span text:style-name="T3">atrás do robô</text:span>.</text:p>
      <text:p text:style-name="P13">A câmera <text:span text:style-name="T3">PANORÂMICA</text:span> é capaz de observar o labirinto inteiro, através de uma câmera posicionada "no céu".</text:p>
      <text:p text:style-name="P13">A câmera <text:span text:style-name="T3">ATRÁS DO ROBÔ</text:span> acompanha a movimentação do robô de forma mais próxima ao solo. Ao aplicar <text:span text:style-name="T5">zoom</text:span>, esta câmera pode também acompanhar o robô pela frente.</text:p>
      <text:h text:style-name="P25" text:outline-level="2">Teclas ‘ + ’ e ‘ - ’: aplica<text:span text:style-name="T13">r ZOOM</text:span></text:h>
      <text:p text:style-name="P8"><text:span text:style-name="T14">As teclas ‘+’ (mais) e ‘-’ (menos) aplicam </text:span><text:span text:style-name="T6">ZOOM IN</text:span><text:span text:style-name="T14"> e </text:span><text:span text:style-name="T6">ZOOM OUT</text:span><text:span text:style-name="T14">, respectivamente, na câmera selecionada.</text:span></text:p>
      <text:h text:style-name="P22" text:outline-level="1">Fim do Labirinto</text:h>
      <text:p text:style-name="P7">O que acontece ao chegar no fim do labirinto? </text:p>
      <text:p text:style-name="P7"><text:tab/>Uma mensagem de vitória é apresentada ao vencedor. Caso o próprio robô tenha chegado ao objetivo a mensagem é “O ROBÔ VENCEU!!!”, e caso o controle tenha sido manual, a mensagem mostrada é “VOCÊ VENCEU!!!”.</text:p>
      <text:p text:style-name="P14">Após isso, deve-se teclar <text:span text:style-name="T3">enter </text:span><text:span text:style-name="T24">para reiniciar o percurso da origem.</text:span></text:p>
      <text:p text:style-name="SBC_3a_figure"/>
      <text:p text:style-name="SBC_3a_reference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DejaVu Sans" svg:font-family="'DejaVu Sans'" style:font-adornments="Regular" style:font-family-generic="swiss"/>
    <style:font-face style:name="Courier 10 Pitch" svg:font-family="'Courier 10 Pitch'" style:font-pitch="fixed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language="pt" fo:country="BR" fo:font-weight="normal" officeooo:rsid="001e0f9e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0-08-03T10:11:27.48</meta:creation-date>
    <dc:language>pt-BR</dc:language>
    <meta:editing-cycles>8</meta:editing-cycles>
    <meta:editing-duration>PT17M46S</meta:editing-duration>
    <dc:date>2017-10-26T20:15:52.494077745</dc:date>
    <meta:document-statistic meta:table-count="0" meta:image-count="0" meta:object-count="0" meta:page-count="2" meta:paragraph-count="33" meta:word-count="440" meta:character-count="2562" meta:non-whitespace-character-count="2157"/>
    <meta:user-defined meta:name="Info 1"/>
    <meta:user-defined meta:name="Info 2"/>
    <meta:user-defined meta:name="Info 3"/>
    <meta:user-defined meta:name="Info 4"/>
  </office:meta>
</office:document-meta>
</file>